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End">
      <style:text-properties fo:language="en" fo:country="US"/>
    </style:style>
    <style:style style:name="P15" style:family="paragraph" style:parent-style-name="OOoList_20_1_20_Cont.">
      <style:paragraph-properties fo:margin-top="0in" fo:margin-bottom="0.0236in"/>
      <style:text-properties fo:language="en" fo:country="US"/>
    </style:style>
    <style:style style:name="P16" style:family="paragraph" style:parent-style-name="OOoNewChapter" style:master-page-name="OOoPageStyle">
      <style:paragraph-properties style:page-number="auto"/>
    </style:style>
    <style:style style:name="P17" style:family="paragraph" style:parent-style-name="OOoList_20_1_20_Start">
      <style:paragraph-properties loext:contextual-spacing="false" fo:margin-top="0in" fo:margin-bottom="0.0236in"/>
      <style:text-properties fo:language="en" fo:country="US"/>
    </style:style>
    <style:style style:name="P18" style:family="paragraph" style:parent-style-name="OOoFooter">
      <style:paragraph-properties fo:text-align="end" style:justify-single-word="false"/>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ent-style-name="OOoFooter">
      <style:paragraph-properties fo:text-align="end" style:justify-single-word="false"/>
      <style:text-properties fo:font-size="11pt" style:font-size-asian="11pt" style:font-size-complex="11pt"/>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OOoHeading_20_0"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4716240473449272758" text:style-name="OOoBullets_20_1">
        <text:list-item>
          <text:p text:style-name="P17">Writer (word processing)</text:p>
        </text:list-item>
        <text:list-item>
          <text:p text:style-name="P15">Calc (spreadsheets)</text:p>
        </text:list-item>
        <text:list-item>
          <text:p text:style-name="P15">Impress (presentations)</text:p>
        </text:list-item>
        <text:list-item>
          <text:p text:style-name="P15">Draw (vector graphics)</text:p>
        </text:list-item>
        <text:list-item>
          <text:p text:style-name="P15">Base (database)</text:p>
        </text:list-item>
        <text:list-item>
          <text:p text:style-name="P14">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71831836"/>Help system<text:alphabetical-index-mark-end text:id="IMark7183183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71819144"/><text:span text:style-name="T4">support</text:span><text:alphabetical-index-mark-end text:id="IMark71819144"/><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1-09T13:18:15.49</dc:date>
    <dc:creator>Keith McKenna</dc:creator>
    <meta:editing-duration>PT8H33M22S</meta:editing-duration>
    <meta:editing-cycles>38</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2-12-16T15:45:46.86"/>
  </office:meta>
</office:document-meta>
</file>